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groupfoot"/>Listgroupfoot<text:bookmark-end text:name="Listgroupfoot"/></text:h>
      <text:p text:style-name="P14"><text:span text:style-name="Source_20_Text">Listgroupfoot</text:span> is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listbox.css.dsp?view=markup">The CSS source of Listgroupfoot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743cm" svg:height="1.746cm" draw:z-index="1"><draw:image xlink:href="../images/listgroupfoot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group-foo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.z-list-group-foot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5">background: #E9F2FB url(<text:span text:style-name="T2">${c:encodeURL('~./zul/img/grid/groupfoot_bg.gif')}</text:span>) repeat-x 0 0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td.z-list-group-foot-inner div.z-list-cell-cnt</text:span></text:span></text:p>
          </table:table-cell>
          <table:table-cell table:style-name="Table17.B2" office:value-type="string">
            <text:p text:style-name="P4">Color and font size</text:p>
          </table:table-cell>
          <table:table-cell table:style-name="Table17.C2" office:value-type="string">
            <text:p text:style-name="P15">color: #2C559C; font: normal <text:span text:style-name="T2">${fontSizeM}</text:span> <text:span text:style-name="T2">${fontFamilyT}</text:span>;font-weight:bold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7:57</dc:date>
    <meta:editing-cycles>23</meta:editing-cycles>
    <meta:editing-duration>PT4H11M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30" meta:word-count="89" meta:character-count="562"/>
  </office:meta>
</office:document-meta>
</file>